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 style:data-style-name="N4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441</text:p>
          </table:table-cell>
          <table:table-cell table:style-name="ce1" office:value-type="string">
            <text:p>こどもちゃれんじ・はじめてのワーク</text:p>
            <text:p>さあ、新しい課題です。今回は「大きい・小さい」の量的概念を理解して、「大きい」方を選ぶ問題に挑戦です。少しずつ算数らしくなってきました。現在は２歳コース。小１の本格的なお勉強に入る前に、しっかり基礎力を身に付けておきたいですね。学習姿勢もしっかり身に付けていこう。</text:p>
          </table:table-cell>
          <table:table-cell table:style-name="ce1" office:value-type="string">
            <text:p>日本将棋連盟「将棋の基礎知識」</text:p>
            <text:p>駒を取る・打つ・成る</text:p>
          </table:table-cell>
          <table:table-cell table:style-name="ce1" office:value-type="string">
            <text:p>サイト「将棋ルール．ｃｏｍ」</text:p>
            <text:p>縦を「筋」、横を「段」という。例えば９筋の歩を突くとは端にある歩を前に進めるということ。</text:p>
          </table:table-cell>
          <table:table-cell table:style-name="ce1" office:value-type="string">
            <text:p>練習局面課題演習　ＡＩ将棋１３　４級　１周目　第１問</text:p>
            <text:p>０．０００５０％　－４０５４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442</text:p>
          </table:table-cell>
          <table:table-cell table:style-name="ce1" office:value-type="string">
            <text:p>こどもちゃれんじ・はじめてのワーク</text:p>
            <text:p>今度は小さい方を選ぶ。まずは、「大きい・小さい」の概念を習得しましょう。</text:p>
          </table:table-cell>
          <table:table-cell table:style-name="ce1" office:value-type="string">
            <text:p>日本将棋連盟「将棋の基礎知識」</text:p>
            <text:p>玉将・飛車・角行の動かし方</text:p>
          </table:table-cell>
          <table:table-cell table:style-name="ce1" office:value-type="string">
            <text:p>サイト「将棋ルール．ｃｏｍ」</text:p>
            <text:p>６八金</text:p>
          </table:table-cell>
          <table:table-cell table:style-name="ce1" office:value-type="string">
            <text:p>練習局面課題演習　ＡＩ将棋１５　４級　１周目　第１問</text:p>
            <text:p>０．０００５０％　－４０５４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3</text:p>
          </table:table-cell>
          <table:table-cell table:style-name="ce1" office:value-type="string">
            <text:p>443</text:p>
          </table:table-cell>
          <table:table-cell office:value-type="string">
            <text:p>こどもちゃれんじ・はじめてのワーク</text:p>
            <text:p>今度は大きい物と大きい物、小さい物と小さい物を対応させる課題。親子のクマさんにそれぞれの大きさの帽子シールを被せてあげます。</text:p>
          </table:table-cell>
          <table:table-cell office:value-type="string">
            <text:p>日本将棋連盟「将棋の基礎知識」</text:p>
            <text:p>金将・銀将・桂馬・香車・歩兵の動かし方</text:p>
          </table:table-cell>
          <table:table-cell office:value-type="string">
            <text:p>サイト「将棋ルール．ｃｏｍ」</text:p>
            <text:p>駒の位置の確認問題。駒の位置は洋数字と漢数字を組み合わせて表わす。</text:p>
          </table:table-cell>
          <table:table-cell office:value-type="string">
            <text:p>練習局面課題演習　ＡＩ将棋１６　４級　１周目　第１問</text:p>
            <text:p>０．０００５０％　－４０５４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6">
          <table:table-cell table:style-name="ce1"/>
          <table:table-cell table:style-name="ce1" office:value-type="string">
            <text:p>4</text:p>
          </table:table-cell>
          <table:table-cell table:style-name="ce1" office:value-type="string">
            <text:p>444</text:p>
          </table:table-cell>
          <table:table-cell table:style-name="ce1" office:value-type="string">
            <text:p>こどもちゃれんじ・はじめてのワーク</text:p>
            <text:p>大きさの次は長さのお勉強。「長い・短い」とは。</text:p>
          </table:table-cell>
          <table:table-cell table:style-name="ce1" office:value-type="string">
            <text:p>日本将棋連盟「将棋の基礎知識」</text:p>
            <text:p>決着の付け方・王手と詰み</text:p>
          </table:table-cell>
          <table:table-cell table:style-name="ce1" office:value-type="string">
            <text:p>サイト「将棋ルール．ｃｏｍ」</text:p>
            <text:p>続いては先手と後手を区別するための記号のお話。</text:p>
          </table:table-cell>
          <table:table-cell table:style-name="ce1" office:value-type="string">
            <text:p>練習局面課題演習　ＡＩ将棋１７　４級　１周目　第１問</text:p>
            <text:p>０．０００５１％　－４０５４　５７級　たまご</text:p>
            <text:p>達成率アップ！駒の価値について、損と得が生まれる事を学習しましたね。そしてマス目の符号。いずれも将棋の初歩の初歩ですね。易しい所から段階的にしっかりと。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5</text:p>
          </table:table-cell>
          <table:table-cell table:style-name="ce1" office:value-type="string">
            <text:p>445</text:p>
          </table:table-cell>
          <table:table-cell table:style-name="ce1" office:value-type="string">
            <text:p>こどもちゃれんじ・はじめてのワーク</text:p>
            <text:p>前回は「長い」マフラーを選ぶ問題。今回は「短い」電車を選ぶ問題でしたー。</text:p>
          </table:table-cell>
          <table:table-cell table:style-name="ce1" office:value-type="string">
            <text:p>日本将棋連盟「将棋の基礎知識」</text:p>
            <text:p>反則について</text:p>
          </table:table-cell>
          <table:table-cell table:style-name="ce1" office:value-type="string">
            <text:p>サイト「将棋ルール．ｃｏｍ」</text:p>
            <text:p>先手は「▲」後手は「△」。</text:p>
          </table:table-cell>
          <table:table-cell table:style-name="ce1" office:value-type="string">
            <text:p>練習局面課題演習　ＡＩ将棋１９　４級　１周目　第１問</text:p>
            <text:p>０．０００５１％　－４０５４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6</text:p>
          </table:table-cell>
          <table:table-cell table:style-name="ce1" office:value-type="string">
            <text:p>446</text:p>
          </table:table-cell>
          <table:table-cell table:style-name="ce1" office:value-type="string">
            <text:p>こどもちゃれんじ・はじめてのワーク</text:p>
            <text:p>続いては「高い・低い」。リスさんが家を迷ってしまった。高い方の家に帰してあげよう。</text:p>
          </table:table-cell>
          <table:table-cell table:style-name="ce1" office:value-type="string">
            <text:p>日本将棋連盟「将棋の基礎知識」</text:p>
            <text:p>実際に指してみる方法・平手と駒落ち・振り駒</text:p>
          </table:table-cell>
          <table:table-cell table:style-name="ce1" office:value-type="string">
            <text:p>サイト「将棋ルール．ｃｏｍ」</text:p>
            <text:p>例：▲７五桂馬</text:p>
          </table:table-cell>
          <table:table-cell table:style-name="ce1" office:value-type="string">
            <text:p>練習局面課題演習　金沢将棋３００　レベル５１　１周目　第１問</text:p>
            <text:p>０．０００５１％　－４０５４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7</text:p>
          </table:table-cell>
          <table:table-cell table:style-name="ce1" office:value-type="string">
            <text:p>447</text:p>
          </table:table-cell>
          <table:table-cell table:style-name="ce1" office:value-type="string">
            <text:p>こどもちゃれんじ・はじめてのワーク</text:p>
            <text:p>高いの概念を学んだ後は「低い」の概念を学ぶ。</text:p>
          </table:table-cell>
          <table:table-cell table:style-name="ce1" office:value-type="string">
            <text:p>日本将棋連盟「将棋の基礎知識」</text:p>
            <text:p>プロ棋界</text:p>
          </table:table-cell>
          <table:table-cell table:style-name="ce1" office:value-type="string">
            <text:p>サイト「将棋ルール．ｃｏｍ」</text:p>
            <text:p>囲碁では先手が黒、後手が白なので、それが将棋にも受け継がれたのではという説。ちなみに、オセロも先手が黒ですが、チェスや中国将棋とは逆なんですよねー。</text:p>
          </table:table-cell>
          <table:table-cell table:style-name="ce1" office:value-type="string">
            <text:p>練習局面課題演習　金沢将棋３００　レベル５２　１周目　第１問</text:p>
            <text:p>０．０００５１％　－４０５４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8</text:p>
          </table:table-cell>
          <table:table-cell table:style-name="ce1" office:value-type="string">
            <text:p>448</text:p>
          </table:table-cell>
          <table:table-cell office:value-type="string">
            <text:p>こどもちゃれんじ・はじめてのワーク</text:p>
            <text:p>続いては「多い・少ない」の概念を学びます。まずは「多い」クッキーの箱を選ぶ。</text:p>
          </table:table-cell>
          <table:table-cell office:value-type="string">
            <text:p>日本将棋連盟「将棋の基礎知識」</text:p>
            <text:p>女流棋界</text:p>
          </table:table-cell>
          <table:table-cell office:value-type="string">
            <text:p>サイト「将棋ルール．ｃｏｍ」</text:p>
            <text:p>盤面の駒の位置と先手・後手の違いが分かれば、過去の対局を盤面無しで符号で追いかけることが出来る。</text:p>
          </table:table-cell>
          <table:table-cell office:value-type="string">
            <text:p>練習局面課題演習　金沢将棋３００　レベル５３　１周目　第１問</text:p>
            <text:p>０．０００５１％　－４０５４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9</text:p>
          </table:table-cell>
          <table:table-cell table:style-name="ce1" office:value-type="string">
            <text:p>449</text:p>
          </table:table-cell>
          <table:table-cell table:style-name="ce1" office:value-type="string">
            <text:p>こどもちゃれんじ・はじめてのワーク</text:p>
            <text:p>続いては「少ない」方に数を足してやる課題。これで、「大きい・小さい」「高い・低い」「長い・短い」「多い・少ない」という言葉を学びましたね。</text:p>
          </table:table-cell>
          <table:table-cell table:style-name="ce1" office:value-type="string">
            <text:p>日本将棋連盟「将棋の基礎知識」</text:p>
            <text:p>アマチュア棋界</text:p>
          </table:table-cell>
          <table:table-cell table:style-name="ce1" office:value-type="string">
            <text:p>サイト「将棋ルール．ｃｏｍ」</text:p>
            <text:p>棋譜と駒の動きの例。最初の盤面から数手進むと、こうなる！</text:p>
          </table:table-cell>
          <table:table-cell table:style-name="ce1" office:value-type="string">
            <text:p>練習局面課題演習　金沢将棋３００　レベル５４　１周目　第１問</text:p>
            <text:p>０．０００５１％　－４０５４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5">
          <table:table-cell table:style-name="ce1"/>
          <table:table-cell table:style-name="ce1" office:value-type="string">
            <text:p>10</text:p>
          </table:table-cell>
          <table:table-cell table:style-name="ce1" office:value-type="string">
            <text:p>450</text:p>
          </table:table-cell>
          <table:table-cell table:style-name="ce1" office:value-type="string">
            <text:p>こどもちゃれんじ・はじめてのワーク</text:p>
            <text:p>さて、次の課題に移ります。ここからは「１対１対応」と題して、一つの物に１つずつ物を対応させていく練習をしていきます。数を比較する礎になる勉強ですね。</text:p>
          </table:table-cell>
          <table:table-cell table:style-name="ce1" office:value-type="string">
            <text:p>日本将棋連盟「将棋の基礎知識」</text:p>
            <text:p>段と級</text:p>
          </table:table-cell>
          <table:table-cell table:style-name="ce1" office:value-type="string">
            <text:p>サイト「将棋ルール．ｃｏｍ」</text:p>
            <text:p>直前に相手が動かした駒を取る時は「同」を使う。</text:p>
          </table:table-cell>
          <table:table-cell table:style-name="ce3" office:value-type="string">
            <text:p>練習局面課題演習　金沢将棋３００　レベル５５　１周目　第１問</text:p>
            <text:p>０．０００５１％　－４０５４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6">
          <table:table-cell table:style-name="ce1"/>
          <table:table-cell table:style-name="ce1" office:value-type="string">
            <text:p>11</text:p>
          </table:table-cell>
          <table:table-cell table:style-name="ce1" office:value-type="string">
            <text:p>451</text:p>
          </table:table-cell>
          <table:table-cell office:value-type="string">
            <text:p>こどもちゃれんじ・はじめてのワーク</text:p>
            <text:p>一人に一つずつゼリーを配る。</text:p>
          </table:table-cell>
          <table:table-cell table:style-name="ce1" office:value-type="string">
            <text:p>将棋タウン「将棋幼稚園」将棋入門</text:p>
            <text:p>将棋というゲーム</text:p>
          </table:table-cell>
          <table:table-cell table:style-name="ce1" office:value-type="string">
            <text:p>サイト「将棋ルール．ｃｏｍ」</text:p>
            <text:p>プロの対局を並べる時、プロの対局を観戦する時、自分の棋譜を振り返る時は勿論のこと、定跡書を読んだり詰将棋を解いたりする時、目隠し将棋をする時、感想戦をする時等々、将棋と付きあっていく上で欠かせない知識となる「棋譜・符号」に早く慣れよう。</text:p>
          </table:table-cell>
          <table:table-cell table:style-name="ce1" office:value-type="string">
            <text:p>練習局面課題演習　金沢将棋３Ｄ　レベル８　１周目　第１問</text:p>
            <text:p>０．０００５１％　－４０５３　５７級　たまご</text:p>
            <text:p>絶対レートアップ！「棋譜・符号」の大切さが分かりましたね。学習を進めていく毎に慣れていって将棋脳を作っていこう！</text:p>
          </table:table-cell>
          <table:table-cell table:style-name="ce1" table:number-columns-repeated="17"/>
          <table:table-cell table:number-columns-repeated="1000"/>
        </table:table-row>
        <table:table-row table:style-name="ro6" table:number-rows-repeated="2">
          <table:table-cell table:style-name="ce1" table:number-columns-repeated="24"/>
          <table:table-cell table:number-columns-repeated="1000"/>
        </table:table-row>
        <table:table-row table:style-name="ro6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6">
          <table:table-cell table:style-name="ce1" table:number-columns-repeated="24"/>
          <table:table-cell table:number-columns-repeated="1000"/>
        </table:table-row>
        <table:table-row table:style-name="ro6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6" table:number-rows-repeated="154">
          <table:table-cell table:style-name="ce1" table:number-columns-repeated="24"/>
          <table:table-cell table:number-columns-repeated="1000"/>
        </table:table-row>
        <table:table-row table:style-name="ro6" table:number-rows-repeated="1048403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6">2022/05/26</text:date>, <text:time>19:2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8H48M48S</meta:editing-duration>
    <meta:editing-cycles>146</meta:editing-cycles>
    <meta:generator>OpenOffice/4.1.6$Win32 OpenOffice.org_project/416m1$Build-9790</meta:generator>
    <dc:date>2022-05-26T19:24:37</dc:date>
    <meta:document-statistic meta:table-count="1" meta:cell-count="72" meta:object-count="0"/>
    <meta:user-defined meta:name="Info 1"/>
    <meta:user-defined meta:name="Info 2"/>
    <meta:user-defined meta:name="Info 3"/>
    <meta:user-defined meta:name="Info 4"/>
  </office:meta>
</office:document-meta>
</file>